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59f5f" officeooo:paragraph-rsid="00159f5f"/>
    </style:style>
    <style:style style:name="P2" style:family="paragraph" style:parent-style-name="Standard">
      <style:text-properties officeooo:rsid="00159f5f" officeooo:paragraph-rsid="001741fd"/>
    </style:style>
    <style:style style:name="P3" style:family="paragraph" style:parent-style-name="Standard">
      <style:text-properties officeooo:rsid="00159f5f" officeooo:paragraph-rsid="0018c689"/>
    </style:style>
    <style:style style:name="P4" style:family="paragraph" style:parent-style-name="Standard">
      <style:text-properties officeooo:rsid="001741fd" officeooo:paragraph-rsid="001741fd"/>
    </style:style>
    <style:style style:name="P5" style:family="paragraph" style:parent-style-name="Standard">
      <style:text-properties officeooo:rsid="0018c689" officeooo:paragraph-rsid="0018c689"/>
    </style:style>
    <style:style style:name="T1" style:family="text">
      <style:text-properties officeooo:rsid="001741fd"/>
    </style:style>
    <style:style style:name="T2" style:family="text">
      <style:text-properties officeooo:rsid="0018c6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ing<text:tab/>:</text:p>
      <text:p text:style-name="P1"/>
      <text:p text:style-name="P1">Initially began with Plants Vs Zombies game.</text:p>
      <text:p text:style-name="P1">Difficulties included: windows→linux transfer (home → Uni)</text:p>
      <text:p text:style-name="P2"><text:tab/>Transferring code from windows to Linux, <text:span text:style-name="T2">initially not working due as </text:span>need<text:span text:style-name="T2">ed</text:span> to find equivalent libraries in std.</text:p>
      <text:p text:style-name="P2"><text:tab/><text:span text:style-name="T2">Time required to edit code to comply with Linux libraries</text:span></text:p>
      <text:p text:style-name="P2"><text:tab/><text:tab/>e.g. “cls” → “clear”</text:p>
      <text:p text:style-name="P2"/>
      <text:p text:style-name="P3">Working with time and refresh rates with standard libraries <text:span text:style-name="T2">proved difficult or near impossible, and was difficult with extend library access anyway.</text:span></text:p>
      <text:p text:style-name="P1"><text:tab/><text:tab/></text:p>
      <text:p text:style-name="P1">After a few weeks of attempt<text:span text:style-name="T2">ing</text:span> and reflection, <text:span text:style-name="T2">this pathway was</text:span> <text:span text:style-name="T2">deemed</text:span> too ambitious. <text:span text:style-name="T2">We then m</text:span>oved towards a less complicated P<text:span text:style-name="T2">lants </text:span>v<text:span text:style-name="T2">s </text:span>Z<text:span text:style-name="T2">ombies</text:span> game, (mini game with only boulders (walnuts) and no shooters <text:span text:style-name="T2">or regenerative money/utility</text:span>). Was still too difficult in the time frame <text:span text:style-name="T2">allowed</text:span>.</text:p>
      <text:p text:style-name="P1"/>
      <text:p text:style-name="P1">Moved towards a <text:span text:style-name="T1">Text based adventure Game Design. Where the player encounter ‘monsters’ etc. and fights/wins/loses to progress. Then implemented this game design into a fishing simulator. Where the monsters are fish, if you catch fish you get a fish, if you dont you lose health.</text:span></text:p>
      <text:p text:style-name="P1"/>
      <text:p text:style-name="P5">Man on the jetty constantly needs fish (food) to survive????</text:p>
      <text:p text:style-name="P1"/>
      <text:p text:style-name="P2">Manipulating <text:span text:style-name="T2">random </text:span>chances <text:span text:style-name="T2">to get desired gameplay. For example inittially,</text:span> <text:span text:style-name="T1">health was not going down and <text:s/>no. of caught fish rising too quickly (or easily) etc. Adjusting this occaisaionly ran into errors which were resolved with trial and error.</text:span></text:p>
      <text:p text:style-name="P1"/>
      <text:p text:style-name="P3">Random number generation issues due to inclusion of srand creating reoccurring results rather than random.</text:p>
      <text:p text:style-name="P1"/>
      <text:p text:style-name="P2">Using advanced libraries and not compiling without C++11.</text:p>
      <text:p text:style-name="P1"/>
      <text:p text:style-name="P4">Segmentation faults with relation to pointers, became present after extensive testing of program. These errors were then resolv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15:14:38.944608978</meta:creation-date>
    <dc:date>2019-05-30T15:48:45.588189355</dc:date>
    <meta:editing-duration>PT6S</meta:editing-duration>
    <meta:editing-cycles>1</meta:editing-cycles>
    <meta:document-statistic meta:table-count="0" meta:image-count="0" meta:object-count="0" meta:page-count="1" meta:paragraph-count="15" meta:word-count="252" meta:character-count="1626" meta:non-whitespace-character-count="1381"/>
    <meta:generator>LibreOffice/5.3.6.1$Linux_X86_64 LibreOffice_project/30$Build-1</meta:generator>
  </office:meta>
</office:document-meta>
</file>